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028in" svg:height="2.9492in" svg:x="6.3752in" svg:y="0.1776in">
            <draw:object draw:notify-on-update-of-ranges="Sheet1.A2:Sheet1.A2 Sheet1.A3:Sheet1.A7 Sheet1.B2:Sheet1.B2 Sheet1.B3:Sheet1.B7 Sheet1.A2:Sheet1.A2 Sheet1.A3:Sheet1.A7 Sheet1.C2:Sheet1.C2 Sheet1.C3:Sheet1.C7 Sheet1.A2:Sheet1.A2 Sheet1.A3:Sheet1.A7 Sheet1.D2:Sheet1.D2 Sheet1.D3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711in" svg:height="3.2122in" svg:x="6.2264in" svg:y="3.2504in">
            <draw:object draw:notify-on-update-of-ranges="Sheet1.A10:Sheet1.A10 Sheet1.A11:Sheet1.A15 Sheet1.B10:Sheet1.B10 Sheet1.B11:Sheet1.B15 Sheet1.A10:Sheet1.A10 Sheet1.A11:Sheet1.A15 Sheet1.C10:Sheet1.C10 Sheet1.C11:Sheet1.C15 Sheet1.A10:Sheet1.A10 Sheet1.A11:Sheet1.A15 Sheet1.D10:Sheet1.D10 Sheet1.D11:Sheet1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8059in" svg:height="3.2657in" svg:x="6.1961in" svg:y="6.5748in">
            <draw:object draw:notify-on-update-of-ranges="Sheet1.A17:Sheet1.A17 Sheet1.A18:Sheet1.A22 Sheet1.B17:Sheet1.B17 Sheet1.B18:Sheet1.B22 Sheet1.A17:Sheet1.A17 Sheet1.A18:Sheet1.A22 Sheet1.C17:Sheet1.C17 Sheet1.C18:Sheet1.C22 Sheet1.A17:Sheet1.A17 Sheet1.A18:Sheet1.A22 Sheet1.D17:Sheet1.D17 Sheet1.D18:Sheet1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1587in" svg:height="3.4642in" svg:x="0in" svg:y="6.5122in">
            <draw:object draw:notify-on-update-of-ranges="Sheet1.A24:Sheet1.A24 Sheet1.A25:Sheet1.A29 Sheet1.B24:Sheet1.B24 Sheet1.B25:Sheet1.B29 Sheet1.A24:Sheet1.A24 Sheet1.A25:Sheet1.A29 Sheet1.C24:Sheet1.C24 Sheet1.C25:Sheet1.C29 Sheet1.A24:Sheet1.A24 Sheet1.A25:Sheet1.A29 Sheet1.D24:Sheet1.D24 Sheet1.D25:Sheet1.D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Order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817" calcext:value-type="float">
            <text:p>8.17E-07</text:p>
          </table:table-cell>
          <table:table-cell table:style-name="ce1" office:value-type="float" office:value="0.000003379" calcext:value-type="float">
            <text:p>3.38E-06</text:p>
          </table:table-cell>
          <table:table-cell table:style-name="ce1" office:value-type="float" office:value="0.0000002" calcext:value-type="float">
            <text:p>2.00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37779" calcext:value-type="float">
            <text:p>3.78E-05</text:p>
          </table:table-cell>
          <table:table-cell table:style-name="ce1" office:value-type="float" office:value="0.000015969" calcext:value-type="float">
            <text:p>1.60E-05</text:p>
          </table:table-cell>
          <table:table-cell table:style-name="ce1" office:value-type="float" office:value="0.000012071" calcext:value-type="float">
            <text:p>1.21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13656" calcext:value-type="float">
            <text:p>0.00313656</text:p>
          </table:table-cell>
          <table:table-cell office:value-type="float" office:value="0.000158201" calcext:value-type="float">
            <text:p>0.000158201</text:p>
          </table:table-cell>
          <table:table-cell office:value-type="float" office:value="0.000840083" calcext:value-type="float">
            <text:p>0.0008400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01871" calcext:value-type="float">
            <text:p>0.301871</text:p>
          </table:table-cell>
          <table:table-cell office:value-type="float" office:value="0.00160611" calcext:value-type="float">
            <text:p>0.00160611</text:p>
          </table:table-cell>
          <table:table-cell office:value-type="float" office:value="0.0987112" calcext:value-type="float">
            <text:p>0.09871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.0611" calcext:value-type="float">
            <text:p>31.0611</text:p>
          </table:table-cell>
          <table:table-cell office:value-type="float" office:value="0.0175604" calcext:value-type="float">
            <text:p>0.0175604</text:p>
          </table:table-cell>
          <table:table-cell office:value-type="float" office:value="9.37946" calcext:value-type="float">
            <text:p>9.3794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verse Order</text:p>
          </table:table-cell>
          <table:table-cell office:value-type="string" calcext:value-type="string">
            <text:p>Quick 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602" calcext:value-type="float">
            <text:p>6.02E-07</text:p>
          </table:table-cell>
          <table:table-cell table:style-name="ce1" office:value-type="float" office:value="0.000001641" calcext:value-type="float">
            <text:p>1.64E-06</text:p>
          </table:table-cell>
          <table:table-cell table:style-name="ce1" office:value-type="float" office:value="0.000000433" calcext:value-type="float">
            <text:p>4.33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8242" calcext:value-type="float">
            <text:p>1.82E-05</text:p>
          </table:table-cell>
          <table:table-cell table:style-name="ce1" office:value-type="float" office:value="0.000013829" calcext:value-type="float">
            <text:p>1.38E-05</text:p>
          </table:table-cell>
          <table:table-cell table:style-name="ce1" office:value-type="float" office:value="0.000028081" calcext:value-type="float">
            <text:p>2.81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65158" calcext:value-type="float">
            <text:p>0.00165158</text:p>
          </table:table-cell>
          <table:table-cell office:value-type="float" office:value="0.00015237" calcext:value-type="float">
            <text:p>0.00015237</text:p>
          </table:table-cell>
          <table:table-cell office:value-type="float" office:value="0.000854156" calcext:value-type="float">
            <text:p>0.0008541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82549" calcext:value-type="float">
            <text:p>0.182549</text:p>
          </table:table-cell>
          <table:table-cell office:value-type="float" office:value="0.00157911" calcext:value-type="float">
            <text:p>0.00157911</text:p>
          </table:table-cell>
          <table:table-cell office:value-type="float" office:value="0.105953" calcext:value-type="float">
            <text:p>0.10595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.3179" calcext:value-type="float">
            <text:p>18.3179</text:p>
          </table:table-cell>
          <table:table-cell office:value-type="float" office:value="0.0170513" calcext:value-type="float">
            <text:p>0.0170513</text:p>
          </table:table-cell>
          <table:table-cell office:value-type="float" office:value="8.56521" calcext:value-type="float">
            <text:p>8.565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ndom Order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451" calcext:value-type="float">
            <text:p>4.51E-07</text:p>
          </table:table-cell>
          <table:table-cell table:style-name="ce1" office:value-type="float" office:value="0.000001593" calcext:value-type="float">
            <text:p>1.59E-06</text:p>
          </table:table-cell>
          <table:table-cell table:style-name="ce1" office:value-type="float" office:value="0.000000372" calcext:value-type="float">
            <text:p>3.72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6441" calcext:value-type="float">
            <text:p>6.44E-06</text:p>
          </table:table-cell>
          <table:table-cell table:style-name="ce1" office:value-type="float" office:value="0.000016458" calcext:value-type="float">
            <text:p>1.65E-05</text:p>
          </table:table-cell>
          <table:table-cell table:style-name="ce1" office:value-type="float" office:value="0.000025579" calcext:value-type="float">
            <text:p>2.56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81536" calcext:value-type="float">
            <text:p>8.15E-05</text:p>
          </table:table-cell>
          <table:table-cell office:value-type="float" office:value="0.000181595" calcext:value-type="float">
            <text:p>0.000181595</text:p>
          </table:table-cell>
          <table:table-cell office:value-type="float" office:value="0.00204073" calcext:value-type="float">
            <text:p>0.002040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6906" calcext:value-type="float">
            <text:p>0.00116906</text:p>
          </table:table-cell>
          <table:table-cell office:value-type="float" office:value="0.0020606" calcext:value-type="float">
            <text:p>0.0020606</text:p>
          </table:table-cell>
          <table:table-cell office:value-type="float" office:value="0.273924" calcext:value-type="float">
            <text:p>0.2739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367355" calcext:value-type="float">
            <text:p>0.0367355</text:p>
          </table:table-cell>
          <table:table-cell office:value-type="float" office:value="0.0219271" calcext:value-type="float">
            <text:p>0.0219271</text:p>
          </table:table-cell>
          <table:table-cell office:value-type="float" office:value="32.2318" calcext:value-type="float">
            <text:p>32.23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ny Dup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616" calcext:value-type="float">
            <text:p>6.16E-07</text:p>
          </table:table-cell>
          <table:table-cell table:style-name="ce1" office:value-type="float" office:value="0.000001485" calcext:value-type="float">
            <text:p>1.49E-06</text:p>
          </table:table-cell>
          <table:table-cell table:style-name="ce1" office:value-type="float" office:value="0.000000372" calcext:value-type="float">
            <text:p>3.72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9552" calcext:value-type="float">
            <text:p>1.96E-05</text:p>
          </table:table-cell>
          <table:table-cell table:style-name="ce1" office:value-type="float" office:value="0.000014359" calcext:value-type="float">
            <text:p>1.44E-05</text:p>
          </table:table-cell>
          <table:table-cell table:style-name="ce1" office:value-type="float" office:value="0.000025579" calcext:value-type="float">
            <text:p>2.56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24056" calcext:value-type="float">
            <text:p>0.000224056</text:p>
          </table:table-cell>
          <table:table-cell office:value-type="float" office:value="0.000150585" calcext:value-type="float">
            <text:p>0.000150585</text:p>
          </table:table-cell>
          <table:table-cell office:value-type="float" office:value="0.00204073" calcext:value-type="float">
            <text:p>0.002040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322077" calcext:value-type="float">
            <text:p>0.00322077</text:p>
          </table:table-cell>
          <table:table-cell office:value-type="float" office:value="0.00165585" calcext:value-type="float">
            <text:p>0.00165585</text:p>
          </table:table-cell>
          <table:table-cell office:value-type="float" office:value="0.273924" calcext:value-type="float">
            <text:p>0.2739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39294" calcext:value-type="float">
            <text:p>0.0639294</text:p>
          </table:table-cell>
          <table:table-cell office:value-type="float" office:value="0.0180128" calcext:value-type="float">
            <text:p>0.0180128</text:p>
          </table:table-cell>
          <table:table-cell office:value-type="float" office:value="32.2318" calcext:value-type="float">
            <text:p>32.2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09:03:20.723571199</meta:creation-date>
    <dc:date>2021-02-11T09:38:30.645810715</dc:date>
    <meta:editing-duration>PT24M59S</meta:editing-duration>
    <meta:editing-cycles>3</meta:editing-cycles>
    <meta:generator>LibreOffice/6.4.6.2$Linux_X86_64 LibreOffice_project/40$Build-2</meta:generator>
    <meta:document-statistic meta:table-count="1" meta:cell-count="9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232cm" svg:height="7.492cm" xlink:href=".." xlink:type="simple" chart:class="chart:scatter" chart:style-name="ch1">
        <chart:title svg:x="5.604cm" svg:y="0.285cm" chart:style-name="ch2">
          <text:p>In Order Array</text:p>
        </chart:title>
        <chart:legend chart:legend-position="end" svg:x="11.645cm" svg:y="2.68cm" style:legend-expansion="custom" chartooo:width="2.586cm" chartooo:height="1.881cm" style:legend-expansion-aspect-ratio="1.37480063795853" chart:style-name="ch3"/>
        <chart:plot-area chart:style-name="ch4" table:cell-range-address="Sheet1.A2:Sheet1.D7" chart:data-source-has-labels="row" svg:x="1.295cm" svg:y="1.213cm" svg:width="10.251cm" svg:height="5.149cm">
          <chartooo:coordinate-region svg:x="3.028cm" svg:y="1.412cm" svg:width="7.961cm" svg:height="4.303cm"/>
          <chart:axis chart:dimension="x" chart:name="primary-x" chart:style-name="ch5">
            <chart:title svg:x="5.45cm" svg:y="6.511cm" chart:style-name="ch6">
              <text:p>Size of Array</text:p>
            </chart:title>
          </chart:axis>
          <chart:axis chart:dimension="y" chart:name="primary-y" chart:style-name="ch7">
            <chart:title svg:x="0.451cm" svg:y="4.426cm" chart:style-name="ch8">
              <text:p>Time (s)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series chart:style-name="ch11" chart:values-cell-range-address="Sheet1.C3:Sheet1.C7" chart:label-cell-address="Sheet1.C2:Sheet1.C2" chart:class="chart:scatter">
            <chart:data-point chart:repeated="5"/>
          </chart:series>
          <chart:series chart:style-name="ch12" chart:values-cell-range-address="Sheet1.D3:Sheet1.D7" chart:label-cell-address="Sheet1.D2:Sheet1.D2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</text:p>
                <draw:g>
                  <svg:desc>Sheet1.B2:Sheet1.B2</svg:desc>
                </draw:g>
              </table:table-cell>
              <table:table-cell office:value-type="string">
                <text:p>Merge</text:p>
                <draw:g>
                  <svg:desc>Sheet1.C2:Sheet1.C2</svg:desc>
                </draw:g>
              </table:table-cell>
              <table:table-cell office:value-type="string">
                <text:p>Bubbl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7</svg:desc>
                </draw:g>
              </table:table-cell>
              <table:table-cell office:value-type="float" office:value="0.000000817">
                <text:p>0.000000817</text:p>
                <draw:g>
                  <svg:desc>Sheet1.B3:Sheet1.B7</svg:desc>
                </draw:g>
              </table:table-cell>
              <table:table-cell office:value-type="float" office:value="0.000003379">
                <text:p>0.000003379</text:p>
                <draw:g>
                  <svg:desc>Sheet1.C3:Sheet1.C7</svg:desc>
                </draw:g>
              </table:table-cell>
              <table:table-cell office:value-type="float" office:value="0.0000002">
                <text:p>0.0000002</text:p>
                <draw:g>
                  <svg:desc>Sheet1.D3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37779">
                <text:p>0.000037779</text:p>
              </table:table-cell>
              <table:table-cell office:value-type="float" office:value="0.000015969">
                <text:p>0.000015969</text:p>
              </table:table-cell>
              <table:table-cell office:value-type="float" office:value="0.000012071">
                <text:p>0.000012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313656">
                <text:p>0.00313656</text:p>
              </table:table-cell>
              <table:table-cell office:value-type="float" office:value="0.000158201">
                <text:p>0.000158201</text:p>
              </table:table-cell>
              <table:table-cell office:value-type="float" office:value="0.000840083">
                <text:p>0.000840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01871">
                <text:p>0.301871</text:p>
              </table:table-cell>
              <table:table-cell office:value-type="float" office:value="0.00160611">
                <text:p>0.00160611</text:p>
              </table:table-cell>
              <table:table-cell office:value-type="float" office:value="0.0987112">
                <text:p>0.0987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1.0611">
                <text:p>31.0611</text:p>
              </table:table-cell>
              <table:table-cell office:value-type="float" office:value="0.0175604">
                <text:p>0.0175604</text:p>
              </table:table-cell>
              <table:table-cell office:value-type="float" office:value="9.37946">
                <text:p>9.37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07cm" svg:height="8.16cm" xlink:href=".." xlink:type="simple" chart:class="chart:scatter" chart:style-name="ch1">
        <chart:title svg:x="5.701cm" svg:y="0.299cm" chart:style-name="ch2">
          <text:p>Reverse Order</text:p>
        </chart:title>
        <chart:legend chart:legend-position="end" svg:x="12.105cm" svg:y="3.283cm" style:legend-expansion="high" chart:style-name="ch3"/>
        <chart:plot-area chart:style-name="ch4" table:cell-range-address="Sheet1.A10:Sheet1.D15" chart:data-source-has-labels="row" svg:x="1.301cm" svg:y="1.241cm" svg:width="10.514cm" svg:height="5.775cm">
          <chartooo:coordinate-region svg:x="3.034cm" svg:y="1.44cm" svg:width="8.225cm" svg:height="4.929cm"/>
          <chart:axis chart:dimension="x" chart:name="primary-x" chart:style-name="ch5">
            <chart:title svg:x="5.032cm" svg:y="7.179cm" chart:style-name="ch6">
              <text:p>Number of Elements</text:p>
            </chart:title>
          </chart:axis>
          <chart:axis chart:dimension="y" chart:name="primary-y" chart:style-name="ch7">
            <chart:title svg:x="0.451cm" svg:y="4.767cm" chart:style-name="ch8">
              <text:p>Time (s)</text:p>
            </chart:title>
            <chart:grid chart:style-name="ch9" chart:class="major"/>
          </chart:axis>
          <chart:series chart:style-name="ch10" chart:values-cell-range-address="Sheet1.B11:Sheet1.B15" chart:label-cell-address="Sheet1.B10:Sheet1.B10" chart:class="chart:scatter">
            <chart:domain table:cell-range-address="Sheet1.A11:Sheet1.A15"/>
            <chart:data-point chart:repeated="5"/>
          </chart:series>
          <chart:series chart:style-name="ch11" chart:values-cell-range-address="Sheet1.C11:Sheet1.C15" chart:label-cell-address="Sheet1.C10:Sheet1.C10" chart:class="chart:scatter">
            <chart:data-point chart:repeated="5"/>
          </chart:series>
          <chart:series chart:style-name="ch12" chart:values-cell-range-address="Sheet1.D11:Sheet1.D15" chart:label-cell-address="Sheet1.D10:Sheet1.D10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 </text:p>
                <draw:g>
                  <svg:desc>Sheet1.B10:Sheet1.B10</svg:desc>
                </draw:g>
              </table:table-cell>
              <table:table-cell office:value-type="string">
                <text:p>Merge</text:p>
                <draw:g>
                  <svg:desc>Sheet1.C10:Sheet1.C10</svg:desc>
                </draw:g>
              </table:table-cell>
              <table:table-cell office:value-type="string">
                <text:p>Bubble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1:Sheet1.A15</svg:desc>
                </draw:g>
              </table:table-cell>
              <table:table-cell office:value-type="float" office:value="0.000000602">
                <text:p>0.000000602</text:p>
                <draw:g>
                  <svg:desc>Sheet1.B11:Sheet1.B15</svg:desc>
                </draw:g>
              </table:table-cell>
              <table:table-cell office:value-type="float" office:value="0.000001641">
                <text:p>0.000001641</text:p>
                <draw:g>
                  <svg:desc>Sheet1.C11:Sheet1.C15</svg:desc>
                </draw:g>
              </table:table-cell>
              <table:table-cell office:value-type="float" office:value="0.000000433">
                <text:p>0.000000433</text:p>
                <draw:g>
                  <svg:desc>Sheet1.D11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18242">
                <text:p>0.000018242</text:p>
              </table:table-cell>
              <table:table-cell office:value-type="float" office:value="0.000013829">
                <text:p>0.000013829</text:p>
              </table:table-cell>
              <table:table-cell office:value-type="float" office:value="0.000028081">
                <text:p>0.000028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165158">
                <text:p>0.00165158</text:p>
              </table:table-cell>
              <table:table-cell office:value-type="float" office:value="0.00015237">
                <text:p>0.00015237</text:p>
              </table:table-cell>
              <table:table-cell office:value-type="float" office:value="0.000854156">
                <text:p>0.000854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82549">
                <text:p>0.182549</text:p>
              </table:table-cell>
              <table:table-cell office:value-type="float" office:value="0.00157911">
                <text:p>0.00157911</text:p>
              </table:table-cell>
              <table:table-cell office:value-type="float" office:value="0.105953">
                <text:p>0.105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8.3179">
                <text:p>18.3179</text:p>
              </table:table-cell>
              <table:table-cell office:value-type="float" office:value="0.0170513">
                <text:p>0.0170513</text:p>
              </table:table-cell>
              <table:table-cell office:value-type="float" office:value="8.56521">
                <text:p>8.565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48cm" svg:height="8.296cm" xlink:href=".." xlink:type="simple" chart:class="chart:scatter" chart:style-name="ch1">
        <chart:title svg:x="5.836cm" svg:y="0.301cm" chart:style-name="ch2">
          <text:p>Random Order</text:p>
        </chart:title>
        <chart:legend chart:legend-position="end" svg:x="12.346cm" svg:y="3.351cm" style:legend-expansion="high" chart:style-name="ch3"/>
        <chart:plot-area chart:style-name="ch4" table:cell-range-address="Sheet1.A17:Sheet1.D22" chart:data-source-has-labels="row" svg:x="1.305cm" svg:y="1.245cm" svg:width="10.747cm" svg:height="5.905cm">
          <chartooo:coordinate-region svg:x="3.038cm" svg:y="1.444cm" svg:width="8.457cm" svg:height="5.059cm"/>
          <chart:axis chart:dimension="x" chart:name="primary-x" chart:style-name="ch5">
            <chart:title svg:x="5.152cm" svg:y="7.315cm" chart:style-name="ch6">
              <text:p>Number of Elements</text:p>
            </chart:title>
          </chart:axis>
          <chart:axis chart:dimension="y" chart:name="primary-y" chart:style-name="ch7">
            <chart:title svg:x="0.451cm" svg:y="4.836cm" chart:style-name="ch8">
              <text:p>Time (s)</text:p>
            </chart:title>
            <chart:grid chart:style-name="ch9" chart:class="major"/>
          </chart:axis>
          <chart:series chart:style-name="ch10" chart:values-cell-range-address="Sheet1.B18:Sheet1.B22" chart:label-cell-address="Sheet1.B17:Sheet1.B17" chart:class="chart:scatter">
            <chart:domain table:cell-range-address="Sheet1.A18:Sheet1.A22"/>
            <chart:data-point chart:repeated="5"/>
          </chart:series>
          <chart:series chart:style-name="ch11" chart:values-cell-range-address="Sheet1.C18:Sheet1.C22" chart:label-cell-address="Sheet1.C17:Sheet1.C17" chart:class="chart:scatter">
            <chart:data-point chart:repeated="5"/>
          </chart:series>
          <chart:series chart:style-name="ch12" chart:values-cell-range-address="Sheet1.D18:Sheet1.D22" chart:label-cell-address="Sheet1.D17:Sheet1.D1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</text:p>
                <draw:g>
                  <svg:desc>Sheet1.B17:Sheet1.B17</svg:desc>
                </draw:g>
              </table:table-cell>
              <table:table-cell office:value-type="string">
                <text:p>Merge</text:p>
                <draw:g>
                  <svg:desc>Sheet1.C17:Sheet1.C17</svg:desc>
                </draw:g>
              </table:table-cell>
              <table:table-cell office:value-type="string">
                <text:p>Bubble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8:Sheet1.A22</svg:desc>
                </draw:g>
              </table:table-cell>
              <table:table-cell office:value-type="float" office:value="0.000000451">
                <text:p>0.000000451</text:p>
                <draw:g>
                  <svg:desc>Sheet1.B18:Sheet1.B22</svg:desc>
                </draw:g>
              </table:table-cell>
              <table:table-cell office:value-type="float" office:value="0.000001593">
                <text:p>0.000001593</text:p>
                <draw:g>
                  <svg:desc>Sheet1.C18:Sheet1.C22</svg:desc>
                </draw:g>
              </table:table-cell>
              <table:table-cell office:value-type="float" office:value="0.000000372">
                <text:p>0.000000372</text:p>
                <draw:g>
                  <svg:desc>Sheet1.D18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6441">
                <text:p>0.000006441</text:p>
              </table:table-cell>
              <table:table-cell office:value-type="float" office:value="0.000016458">
                <text:p>0.000016458</text:p>
              </table:table-cell>
              <table:table-cell office:value-type="float" office:value="0.000025579">
                <text:p>0.000025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081536">
                <text:p>0.000081536</text:p>
              </table:table-cell>
              <table:table-cell office:value-type="float" office:value="0.000181595">
                <text:p>0.000181595</text:p>
              </table:table-cell>
              <table:table-cell office:value-type="float" office:value="0.00204073">
                <text:p>0.00204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116906">
                <text:p>0.00116906</text:p>
              </table:table-cell>
              <table:table-cell office:value-type="float" office:value="0.0020606">
                <text:p>0.0020606</text:p>
              </table:table-cell>
              <table:table-cell office:value-type="float" office:value="0.273924">
                <text:p>0.273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367355">
                <text:p>0.0367355</text:p>
              </table:table-cell>
              <table:table-cell office:value-type="float" office:value="0.0219271">
                <text:p>0.0219271</text:p>
              </table:table-cell>
              <table:table-cell office:value-type="float" office:value="32.2318">
                <text:p>32.2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44cm" svg:height="8.8cm" xlink:href=".." xlink:type="simple" chart:class="chart:scatter" chart:style-name="ch1">
        <chart:title svg:x="5.106cm" svg:y="0.312cm" chart:style-name="ch2">
          <text:p>Random Order: Duplicates</text:p>
        </chart:title>
        <chart:legend chart:legend-position="end" svg:x="13.242cm" svg:y="3.603cm" style:legend-expansion="high" chart:style-name="ch3"/>
        <chart:plot-area chart:style-name="ch4" table:cell-range-address="Sheet1.A24:Sheet1.D29" chart:data-source-has-labels="row" svg:x="1.323cm" svg:y="1.267cm" svg:width="11.607cm" svg:height="6.376cm">
          <chartooo:coordinate-region svg:x="3.056cm" svg:y="1.466cm" svg:width="9.317cm" svg:height="5.53cm"/>
          <chart:axis chart:dimension="x" chart:name="primary-x" chart:style-name="ch5">
            <chart:title svg:x="5.6cm" svg:y="7.819cm" chart:style-name="ch6">
              <text:p>Number of Elements</text:p>
            </chart:title>
          </chart:axis>
          <chart:axis chart:dimension="y" chart:name="primary-y" chart:style-name="ch7">
            <chart:title svg:x="0.451cm" svg:y="5.094cm" chart:style-name="ch8">
              <text:p>Time (s)</text:p>
            </chart:title>
            <chart:grid chart:style-name="ch9" chart:class="major"/>
          </chart:axis>
          <chart:series chart:style-name="ch10" chart:values-cell-range-address="Sheet1.B25:Sheet1.B29" chart:label-cell-address="Sheet1.B24:Sheet1.B24" chart:class="chart:scatter">
            <chart:domain table:cell-range-address="Sheet1.A25:Sheet1.A29"/>
            <chart:data-point chart:repeated="5"/>
          </chart:series>
          <chart:series chart:style-name="ch11" chart:values-cell-range-address="Sheet1.C25:Sheet1.C29" chart:label-cell-address="Sheet1.C24:Sheet1.C24" chart:class="chart:scatter">
            <chart:data-point chart:repeated="5"/>
          </chart:series>
          <chart:series chart:style-name="ch12" chart:values-cell-range-address="Sheet1.D25:Sheet1.D29" chart:label-cell-address="Sheet1.D24:Sheet1.D24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</text:p>
                <draw:g>
                  <svg:desc>Sheet1.B24:Sheet1.B24</svg:desc>
                </draw:g>
              </table:table-cell>
              <table:table-cell office:value-type="string">
                <text:p>Merge</text:p>
                <draw:g>
                  <svg:desc>Sheet1.C24:Sheet1.C24</svg:desc>
                </draw:g>
              </table:table-cell>
              <table:table-cell office:value-type="string">
                <text:p>Bubble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5:Sheet1.A29</svg:desc>
                </draw:g>
              </table:table-cell>
              <table:table-cell office:value-type="float" office:value="0.000000616">
                <text:p>0.000000616</text:p>
                <draw:g>
                  <svg:desc>Sheet1.B25:Sheet1.B29</svg:desc>
                </draw:g>
              </table:table-cell>
              <table:table-cell office:value-type="float" office:value="0.000001485">
                <text:p>0.000001485</text:p>
                <draw:g>
                  <svg:desc>Sheet1.C25:Sheet1.C29</svg:desc>
                </draw:g>
              </table:table-cell>
              <table:table-cell office:value-type="float" office:value="0.000000372">
                <text:p>0.000000372</text:p>
                <draw:g>
                  <svg:desc>Sheet1.D25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19552">
                <text:p>0.000019552</text:p>
              </table:table-cell>
              <table:table-cell office:value-type="float" office:value="0.000014359">
                <text:p>0.000014359</text:p>
              </table:table-cell>
              <table:table-cell office:value-type="float" office:value="0.000025579">
                <text:p>0.000025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224056">
                <text:p>0.000224056</text:p>
              </table:table-cell>
              <table:table-cell office:value-type="float" office:value="0.000150585">
                <text:p>0.000150585</text:p>
              </table:table-cell>
              <table:table-cell office:value-type="float" office:value="0.00204073">
                <text:p>0.00204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322077">
                <text:p>0.00322077</text:p>
              </table:table-cell>
              <table:table-cell office:value-type="float" office:value="0.00165585">
                <text:p>0.00165585</text:p>
              </table:table-cell>
              <table:table-cell office:value-type="float" office:value="0.273924">
                <text:p>0.273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639294">
                <text:p>0.0639294</text:p>
              </table:table-cell>
              <table:table-cell office:value-type="float" office:value="0.0180128">
                <text:p>0.0180128</text:p>
              </table:table-cell>
              <table:table-cell office:value-type="float" office:value="32.2318">
                <text:p>32.23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